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8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1">
          <table:table-cell office:value-type="float" office:value="124922" calcext:value-type="float">
            <text:p>124922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[Limit-Test] Unable to boot Host with over 8TB Memory defined</text:p>
          </table:table-cell>
        </table:table-row>
        <table:table-row table:style-name="ro2">
          <table:table-cell office:value-type="float" office:value="125709" calcext:value-type="float">
            <text:p>125709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Migration of a busy guest via p2p-tunnelled was hanging and "paused" VM on target host disappeared.</text:p>
          </table:table-cell>
        </table:table-row>
        <table:table-row table:style-name="ro1">
          <table:table-cell office:value-type="float" office:value="132355" calcext:value-type="float">
            <text:p>132355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KVM guest became unresponsive after displaying kernel BUG message on console session</text:p>
          </table:table-cell>
        </table:table-row>
        <table:table-row table:style-name="ro2">
          <table:table-cell office:value-type="float" office:value="130061" calcext:value-type="float">
            <text:p>130061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[zKVM GTP1503] Unable to virsh start a KVM guest from the disk which was created by a iscsi target defining ECKD device as backstore</text:p>
          </table:table-cell>
        </table:table-row>
        <table:table-row table:style-name="ro2">
          <table:table-cell office:value-type="float" office:value="131312" calcext:value-type="float">
            <text:p>131312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Change kernel config parameter TUN_READQ_SIZE to 2500</text:p>
          </table:table-cell>
        </table:table-row>
        <table:table-row table:style-name="ro2">
          <table:table-cell office:value-type="float" office:value="126650" calcext:value-type="float">
            <text:p>126650</text:p>
          </table:table-cell>
          <table:table-cell office:value-type="string" calcext:value-type="string">
            <text:p>OpenStac </text:p>
          </table:table-cell>
          <table:table-cell office:value-type="string" calcext:value-type="string">
            <text:p>DEFERRED </text:p>
          </table:table-cell>
          <table:table-cell office:value-type="string" calcext:value-type="string">
            <text:p>iothreads with ICM</text:p>
          </table:table-cell>
        </table:table-row>
        <table:table-row table:style-name="ro1">
          <table:table-cell office:value-type="float" office:value="132389" calcext:value-type="float">
            <text:p>132389</text:p>
          </table:table-cell>
          <table:table-cell office:value-type="string" calcext:value-type="string">
            <text:p>HVM </text:p>
          </table:table-cell>
          <table:table-cell office:value-type="string" calcext:value-type="string">
            <text:p>REOPENED </text:p>
          </table:table-cell>
          <table:table-cell office:value-type="string" calcext:value-type="string">
            <text:p>Need additional package (python-magic) to support Ginger</text:p>
          </table:table-cell>
        </table:table-row>
        <table:table-row table:style-name="ro1">
          <table:table-cell office:value-type="float" office:value="126365" calcext:value-type="float">
            <text:p>126365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efault Network Performance is less than half of line speed</text:p>
          </table:table-cell>
        </table:table-row>
        <table:table-row table:style-name="ro2">
          <table:table-cell office:value-type="float" office:value="133395" calcext:value-type="float">
            <text:p>133395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er kdump is not enabled for 8GB dump size</text:p>
          </table:table-cell>
        </table:table-row>
        <table:table-row table:style-name="ro2">
          <table:table-cell office:value-type="float" office:value="131888" calcext:value-type="float">
            <text:p>131888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Change SCLP_TYPE and SCLP_SYSLEVEL to identifier KVM for IBM z Systems</text:p>
          </table:table-cell>
        </table:table-row>
        <table:table-row table:style-name="ro2">
          <table:table-cell office:value-type="float" office:value="133802" calcext:value-type="float">
            <text:p>133802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er doesn't show error messages. Using kickstart</text:p>
          </table:table-cell>
        </table:table-row>
        <table:table-row table:style-name="ro2">
          <table:table-cell office:value-type="float" office:value="133919" calcext:value-type="float">
            <text:p>133919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er kdump upper limit in Size scope not working for dump</text:p>
          </table:table-cell>
        </table:table-row>
        <table:table-row table:style-name="ro2">
          <table:table-cell office:value-type="float" office:value="131448" calcext:value-type="float">
            <text:p>131448</text:p>
          </table:table-cell>
          <table:table-cell office:value-type="string" calcext:value-type="string">
            <text:p>Documen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Openvswitch GRE tunnel to vulcan host not working (from other host)</text:p>
          </table:table-cell>
        </table:table-row>
        <table:table-row table:style-name="ro2">
          <table:table-cell office:value-type="float" office:value="131898" calcext:value-type="float">
            <text:p>131898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GDB does not display the vector registers when info all-registers command is issued</text:p>
          </table:table-cell>
        </table:table-row>
        <table:table-row table:style-name="ro2">
          <table:table-cell office:value-type="float" office:value="126976" calcext:value-type="float">
            <text:p>126976</text:p>
          </table:table-cell>
          <table:table-cell office:value-type="string" calcext:value-type="string">
            <text:p>Unknown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Corrupted ftp server repository when ISO9660 Joliet extension is used</text:p>
          </table:table-cell>
        </table:table-row>
        <table:table-row table:style-name="ro2">
          <table:table-cell office:value-type="float" office:value="129117" calcext:value-type="float">
            <text:p>129117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zKVM GTP1503] ISCSI initiator can write to the write-protected ECKD device</text:p>
          </table:table-cell>
        </table:table-row>
        <table:table-row table:style-name="ro2">
          <table:table-cell office:value-type="float" office:value="132438" calcext:value-type="float">
            <text:p>132438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oltest: Vulcan Beta3.3: internal error: Device alias was not set for scsi controller with index 0</text:p>
          </table:table-cell>
        </table:table-row>
        <table:table-row table:style-name="ro2">
          <table:table-cell office:value-type="float" office:value="132672" calcext:value-type="float">
            <text:p>132672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Network throughput is reduced by ~20% when nf_conntrack_ipv4 nf_defrag_ipv4 modules are loaded</text:p>
          </table:table-cell>
        </table:table-row>
        <table:table-row table:style-name="ro2">
          <table:table-cell office:value-type="float" office:value="132461" calcext:value-type="float">
            <text:p>132461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after zipl and reboot, the number of cpus reported by lscpu and cat /proc/cpuinfo on the host differs from maxcpus= value in /etc/zipl.conf</text:p>
          </table:table-cell>
        </table:table-row>
        <table:table-row table:style-name="ro2">
          <table:table-cell office:value-type="float" office:value="126364" calcext:value-type="float">
            <text:p>126364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perf throughput on Kronos beta3.6 and beta6.6 degrades as nprocs increased from 50 to 250</text:p>
          </table:table-cell>
        </table:table-row>
        <table:table-row table:style-name="ro1">
          <table:table-cell office:value-type="float" office:value="131393" calcext:value-type="float">
            <text:p>131393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nable to ssh into host with multiple network interfaces</text:p>
          </table:table-cell>
        </table:table-row>
        <table:table-row table:style-name="ro2">
          <table:table-cell office:value-type="float" office:value="125768" calcext:value-type="float">
            <text:p>125768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VIrsh shutdown gets journal message: “nl_recv returned with error: No buffer space available”</text:p>
          </table:table-cell>
        </table:table-row>
        <table:table-row table:style-name="ro2">
          <table:table-cell office:value-type="float" office:value="132475" calcext:value-type="float">
            <text:p>132475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fio random read test (8K, 1 job) regresses ~5% from beta2.3 to beta3.2</text:p>
          </table:table-cell>
        </table:table-row>
        <table:table-row table:style-name="ro1">
          <table:table-cell office:value-type="float" office:value="133711" calcext:value-type="float">
            <text:p>133711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torage key optimization request for Vulcan</text:p>
          </table:table-cell>
        </table:table-row>
        <table:table-row table:style-name="ro2">
          <table:table-cell office:value-type="float" office:value="133852" calcext:value-type="float">
            <text:p>133852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perf 30K stream tests performance regresses ~8% in Vulcan beta3.5</text:p>
          </table:table-cell>
        </table:table-row>
        <table:table-row table:style-name="ro2">
          <table:table-cell office:value-type="float" office:value="132012" calcext:value-type="float">
            <text:p>132012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managedsave of 15 guests in parallel, one hangs</text:p>
          </table:table-cell>
        </table:table-row>
        <table:table-row table:style-name="ro2">
          <table:table-cell office:value-type="float" office:value="132559" calcext:value-type="float">
            <text:p>132559</text:p>
          </table:table-cell>
          <table:table-cell office:value-type="string" calcext:value-type="string">
            <text:p>Build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Move post changes of /etc/sysctl.conf to rpm package</text:p>
          </table:table-cell>
        </table:table-row>
        <table:table-row table:style-name="ro2">
          <table:table-cell office:value-type="float" office:value="133478" calcext:value-type="float">
            <text:p>133478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exported VG makes installer fail with KVMIBMCO03013</text:p>
          </table:table-cell>
        </table:table-row>
        <table:table-row table:style-name="ro2">
          <table:table-cell office:value-type="float" office:value="133400" calcext:value-type="float">
            <text:p>133400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er allows to start installation on a system having not enough memory</text:p>
          </table:table-cell>
        </table:table-row>
        <table:table-row table:style-name="ro2">
          <table:table-cell office:value-type="float" office:value="132203" calcext:value-type="float">
            <text:p>132203</text:p>
          </table:table-cell>
          <table:table-cell office:value-type="string" calcext:value-type="string">
            <text:p>Documen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efault libvirtd network virbr0 is enabled after installation, but not documented</text:p>
          </table:table-cell>
        </table:table-row>
        <table:table-row table:style-name="ro2">
          <table:table-cell office:value-type="float" office:value="132737" calcext:value-type="float">
            <text:p>132737</text:p>
          </table:table-cell>
          <table:table-cell office:value-type="string" calcext:value-type="string">
            <text:p>Build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Move disable of sendmail.service in post changes to rpm</text:p>
          </table:table-cell>
        </table:table-row>
        <table:table-row table:style-name="ro1">
          <table:table-cell office:value-type="float" office:value="133401" calcext:value-type="float">
            <text:p>133401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sing watchdog-action=none nothing happens, after the watchdog bites, I cannot execute the watchdog-test code anymore, until I end the watchdog and restart it</text:p>
          </table:table-cell>
        </table:table-row>
        <table:table-row table:style-name="ro2">
          <table:table-cell office:value-type="float" office:value="133687" calcext:value-type="float">
            <text:p>133687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ksvalidator fails on 'kdump' keyword</text:p>
          </table:table-cell>
        </table:table-row>
        <table:table-row table:style-name="ro2">
          <table:table-cell office:value-type="float" office:value="127205" calcext:value-type="float">
            <text:p>127205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BEAM: Passing untrusted input to strcpy/strcat</text:p>
          </table:table-cell>
        </table:table-row>
        <table:table-row table:style-name="ro2">
          <table:table-cell office:value-type="float" office:value="133359" calcext:value-type="float">
            <text:p>133359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witching CPUs leads to error message - nl_recv returned with error: No buffer space available</text:p>
          </table:table-cell>
        </table:table-row>
        <table:table-row table:style-name="ro1">
          <table:table-cell office:value-type="float" office:value="133047" calcext:value-type="float">
            <text:p>133047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mprove warning message on insecure CLI commands</text:p>
          </table:table-cell>
        </table:table-row>
        <table:table-row table:style-name="ro2">
          <table:table-cell office:value-type="float" office:value="125443" calcext:value-type="float">
            <text:p>12544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Message repeatedly logged - Failed to reset devices.list on /machine.slice: Invalid argument - after starting a guest</text:p>
          </table:table-cell>
        </table:table-row>
        <table:table-row table:style-name="ro2">
          <table:table-cell office:value-type="float" office:value="128901" calcext:value-type="float">
            <text:p>128901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"Pane is dead" when FTP server is interrupted</text:p>
          </table:table-cell>
        </table:table-row>
        <table:table-row table:style-name="ro2">
          <table:table-cell office:value-type="float" office:value="133917" calcext:value-type="float">
            <text:p>133917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JPT 645802] zKVM SCSI IPL fails with LPAR dump when image has 6TB of storage or greater on z13</text:p>
          </table:table-cell>
        </table:table-row>
        <table:table-row table:style-name="ro2">
          <table:table-cell office:value-type="float" office:value="133422" calcext:value-type="float">
            <text:p>133422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zHPM restarted with many request failure messag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58:36.259148309</meta:creation-date>
    <dc:date>2015-12-10T17:00:30.135246622</dc:date>
    <dc:creator>twu </dc:creator>
    <meta:editing-duration>P0D</meta:editing-duration>
    <meta:editing-cycles>1</meta:editing-cycles>
    <meta:document-statistic meta:table-count="1" meta:cell-count="164" meta:object-count="0"/>
    <meta:generator>LibreOffice/4.1.3.2$Linux_X86_64 LibreOffice_project/410$Build-2</meta:generator>
  </office:meta>
</office:document-meta>
</file>